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7.21pt"/>
    </style:style>
    <style:style style:name="co2" style:family="table-column">
      <style:table-column-properties fo:break-before="auto" style:column-width="1292.91pt"/>
    </style:style>
    <style:style style:name="co3" style:family="table-column">
      <style:table-column-properties fo:break-before="auto" style:column-width="1221.56pt"/>
    </style:style>
    <style:style style:name="co4" style:family="table-column">
      <style:table-column-properties fo:break-before="auto" style:column-width="900.79pt"/>
    </style:style>
    <style:style style:name="co5" style:family="table-column">
      <style:table-column-properties fo:break-before="auto" style:column-width="756.3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231.76pt"/>
    </style:style>
    <style:style style:name="co8" style:family="table-column">
      <style:table-column-properties fo:break-before="auto" style:column-width="464.29pt"/>
    </style:style>
    <style:style style:name="co9" style:family="table-column">
      <style:table-column-properties fo:break-before="auto" style:column-width="506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RI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R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4" table:default-cell-style-name="Default"/>
        <table:table-row table:style-name="ro1">
          <table:table-cell table:style-name="ce1"/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PUT</text:p>
          </table:table-cell>
          <table:table-cell table:style-name="ce7" office:value-type="string" calcext:value-type="string">
            <text:p>DELETE</text:p>
          </table:table-cell>
          <table:table-cell/>
          <table:table-cell table:style-name="ce14" office:value-type="string" calcext:value-type="string">
            <text:p>1/ ce que la requete fait</text:p>
            <text:p>2/ ses paramètres</text:p>
            <text:p>3/ ce qu'elle renvoie</text:p>
            <text:p>4/ code retour + codes erreur 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2" office:value-type="string" calcext:value-type="string">
            <text:p>User</text:p>
            <text:p/>
          </table:table-cell>
          <table:table-cell table:style-name="ce8" table:number-columns-repeated="4"/>
          <table:table-cell table:number-columns-repeated="3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/user</text:p>
          </table:table-cell>
          <table:table-cell table:style-name="ce9" office:value-type="string" calcext:value-type="string">
            <text:p>Retourne la liste des Users, paramètre: nom user non bligatoire pour tri, code de retour -&gt; 200, code erreur -&gt; "Utilisateurs non retournés".</text:p>
            <text:p/>
          </table:table-cell>
          <table:table-cell table:style-name="ce8" office:value-type="string" calcext:value-type="string">
            <text:p>Inscription avec en paramètres un String nom et un String mdp, code de retour -&gt; 201, code erreur -&gt; "Utilisateur non créé", "Utilisateur existe déjà".</text:p>
          </table:table-cell>
          <table:table-cell table:style-name="ce8" table:number-columns-repeated="2"/>
          <table:table-cell/>
          <table:table-cell table:style-name="ce14" office:value-type="string" calcext:value-type="string">
            <text:p>Objets java (premières idées/non complet)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user/connexion</text:p>
          </table:table-cell>
          <table:table-cell table:style-name="ce9"/>
          <table:table-cell table:style-name="ce8" office:value-type="string" calcext:value-type="string">
            <text:p>Connexion avec en paramètres un String nom et un String mdp, code de retour -&gt; 201, code erreur -&gt; "Connexion impossible".</text:p>
          </table:table-cell>
          <table:table-cell table:style-name="ce8"/>
          <table:table-cell table:style-name="ce8" office:value-type="string" calcext:value-type="string">
            <text:p>Déconnexion avec en paramètre un String id, code de retour -&gt; 200, code erreur -&gt; "Déconnexion impossible".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user/{id}</text:p>
          </table:table-cell>
          <table:table-cell table:style-name="ce9" office:value-type="string" calcext:value-type="string">
            <text:p>Retourne un User avec le pathvariable un String id(User), code de retour -&gt; 200, code erreur -&gt; "Utilisateur non retourné".</text:p>
          </table:table-cell>
          <table:table-cell table:style-name="ce8" table:number-columns-repeated="2"/>
          <table:table-cell table:style-name="ce8" office:value-type="string" calcext:value-type="string">
            <text:p>Désinscription avec en paramètre un String id, code de retour -&gt; 200, code erreur -&gt; "Désinscription impossible".</text:p>
          </table:table-cell>
          <table:table-cell/>
          <table:table-cell table:style-name="ce15" office:value-type="string" calcext:value-type="string">
            <text:p>User</text:p>
            <text:p/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3" office:value-type="string" calcext:value-type="string">
            <text:p>/user/{id}/invitation/recue</text:p>
          </table:table-cell>
          <table:table-cell table:style-name="ce9" office:value-type="string" calcext:value-type="string">
            <text:p>Retourne une liste des Invitations reçues par l'User avec en paramètre le String id(Joueur), code de retour -&gt; 200, code erreur -&gt; "Invitaions reçues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" office:value-type="string" calcext:value-type="string">
            <text:p>/user/{id}/invitation/emise</text:p>
          </table:table-cell>
          <table:table-cell table:style-name="ce9" office:value-type="string" calcext:value-type="string">
            <text:p>Retourne une liste des Invitations émises par l'User avec en paramètre le String id(Joueur), code de retour -&gt; 200, code erreur -&gt; "Invitaions émises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String i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rtie</text:p>
          </table:table-cell>
          <table:table-cell table:style-name="ce10"/>
          <table:table-cell table:style-name="ce12" table:number-columns-repeated="3"/>
          <table:table-cell/>
          <table:table-cell table:style-name="ce16" office:value-type="string" calcext:value-type="string">
            <text:p>String nom (unique)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</text:p>
          </table:table-cell>
          <table:table-cell table:style-name="ce9" office:value-type="string" calcext:value-type="string">
            <text:p>Retourne la liste des Parties, pas de paramètres, code de retour -&gt; 200, code erreur -&gt; "Parties non retournées". (pas forcément utile)</text:p>
          </table:table-cell>
          <table:table-cell table:style-name="ce8" office:value-type="string" calcext:value-type="string">
            <text:p>Création d'une Partie avec en paramètre un User hôte, code de retour -&gt; 201, code erreur -&gt; "Partie non créée".</text:p>
          </table:table-cell>
          <table:table-cell table:style-name="ce8" table:number-columns-repeated="2"/>
          <table:table-cell/>
          <table:table-cell table:style-name="ce17" office:value-type="string" calcext:value-type="string">
            <text:p>String mdp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</text:p>
          </table:table-cell>
          <table:table-cell table:style-name="ce9" office:value-type="string" calcext:value-type="string">
            <text:p>Retourne une Partie avec en paramètre un String id(Partie), code de retour -&gt; 200, code erreur -&gt; "Partie non retournée".</text:p>
          </table:table-cell>
          <table:table-cell table:style-name="ce8" table:number-columns-repeated="2"/>
          <table:table-cell table:style-name="ce8" office:value-type="string" calcext:value-type="string">
            <text:p>Supprime une Partie avec en paramètre un String id, code de retour -&gt; 200, code erreur -&gt; "Suppression de la Partie impossible". (pas forcément util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/partie/{id}/combinaisonGagnante</text:p>
          </table:table-cell>
          <table:table-cell table:style-name="ce9" office:value-type="string" calcext:value-type="string">
            <text:p>Retourne une Map(TypeCarte, Carte) de la combinaison gagnante avec en paramètre un String id(Partie), code de retour -&gt; 200, code erreur -&gt; "Combinaison gagnante non retournée". (pas forcément utille vu que déjà dans la partie)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/partie/{id}/joueur</text:p>
          </table:table-cell>
          <table:table-cell table:style-name="ce9" office:value-type="string" calcext:value-type="string">
            <text:p>Retourne une Map (String id du User, Joueur) des joueurs de la partie avec en paramètre un String id(Partie), code de retour -&gt; 200, code erreur -&gt; "Joueurs de la partie non retournés". (pas forcément utille vu que déjà dans la partie)</text:p>
          </table:table-cell>
          <table:table-cell table:style-name="ce8" table:number-columns-repeated="3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hypothese</text:p>
          </table:table-cell>
          <table:table-cell table:style-name="ce9" office:value-type="string" calcext:value-type="string">
            <text:p>Retourne l'hypothèse (3 cartes : 1 type personnage, 1 type arme, 1 type lieu, 1 Joueur en train de repondre, 1 Carte à-montrer(null à la création), Joueur émetteur) "en cours" avec en paramètre lun String id(Partie), code de retour -&gt; 200, code erreur -&gt; "Hypothèse non retournée".</text:p>
          </table:table-cell>
          <table:table-cell table:style-name="ce8" office:value-type="string" calcext:value-type="string">
            <text:p>Création de l'hypothèse avec en paramètre une Carte de TypeCarte personnage, une Carte de TypeCarte arme et Carte de TypeCarte lieu, un Joueur courant, un Joueur emetteur et une Carte à-montrer, code de retour -&gt; 201, code erreur -&gt; "Hypothèse non créée".</text:p>
          </table:table-cell>
          <table:table-cell table:style-name="ce8" office:value-type="string" calcext:value-type="string">
            <text:p>Mise à jour de l'hypothèse avec en paramètre le Joueur prochain ou la Carte montrée, code de retour -&gt; 200, code erreur -&gt; "Mise à jour de l'hypothse impossible". </text:p>
            <text:p>(pas forcément utille vu que déjà dans la partie)</text:p>
          </table:table-cell>
          <table:table-cell table:style-name="ce8" office:value-type="string" calcext:value-type="string">
            <text:p>Supprime l'hypothèse, pas de paramètres, code de retour -&gt; 200, code erreur -&gt; "Suppression de l'hypothèse impossible". (pas forcément utile)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accusation</text:p>
          </table:table-cell>
          <table:table-cell table:style-name="ce9" office:value-type="string" calcext:value-type="string">
            <text:p>Retourne l'accusation (3 cartes : 1 type personnage, 1 type arme, 1 type lieu, Joueur émetteur) <text:s/>avec en paramètre lun String id(Partie), code de retour -&gt; 200, code erreur -&gt; "Accusation non retournée".</text:p>
          </table:table-cell>
          <table:table-cell table:style-name="ce8" office:value-type="string" calcext:value-type="string">
            <text:p>Création de l'accusationavec en paramètre une Carte de TypeCarte personnage, une Carte de TypeCarte arme et Carte de TypeCarte lieu et un Joueur emetteur, code de retour -&gt; 201, code erreur -&gt; "Accusation non créée".</text:p>
          </table:table-cell>
          <table:table-cell table:style-name="ce8"/>
          <table:table-cell table:style-name="ce8" office:value-type="string" calcext:value-type="string">
            <text:p>Supprime l'accusation, pas de paramètres, code de retour -&gt; 200, code erreur -&gt; "Suppression de l'accusation impossible". (pas forcément utile)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sauvegarde</text:p>
          </table:table-cell>
          <table:table-cell table:style-name="ce9"/>
          <table:table-cell table:style-name="ce8" office:value-type="string" calcext:value-type="string">
            <text:p>Sauvegarde de la partie en base, code retour : 201, code erreur: "Echec de la sauvegarde de la partie"</text:p>
          </table:table-cell>
          <table:table-cell table:style-name="ce8" table:number-columns-repeated="2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restauration</text:p>
          </table:table-cell>
          <table:table-cell table:style-name="ce9" office:value-type="string" calcext:value-type="string">
            <text:p>Restaure la partie, code retour: 200, code erreur: "Partie non sauvegardée"</text:p>
          </table:table-cell>
          <table:table-cell table:style-name="ce8" table:number-columns-repeated="3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10"/>
          <table:table-cell table:style-name="ce12" table:number-columns-repeated="3"/>
          <table:table-cell/>
          <table:table-cell table:style-name="ce15" office:value-type="string" calcext:value-type="string">
            <text:p>Invitation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invitation</text:p>
          </table:table-cell>
          <table:table-cell table:style-name="ce9"/>
          <table:table-cell table:style-name="ce8" office:value-type="string" calcext:value-type="string">
            <text:p>Création d'une Invitation avec en paramètres un User hôte, un String id(Partie) et une Map&lt;String, Joueur&gt; joueurs (String=idUser) code de retour -&gt; 201, code erreur -&gt; "Invitation non créée".</text:p>
          </table:table-cell>
          <table:table-cell table:style-name="ce8" table:number-columns-repeated="2"/>
          <table:table-cell/>
          <table:table-cell table:style-name="ce16" office:value-type="string" calcext:value-type="string">
            <text:p>List&lt;User&gt; listePersonnesInvitees (sans mdp !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invitation/{id}</text:p>
          </table:table-cell>
          <table:table-cell table:style-name="ce9" office:value-type="string" calcext:value-type="string">
            <text:p>Retourne la liste des Users invités avec en paramètre un String id(Invitation), code de retour -&gt; 200, code erreur -&gt; "Liste des Utilisateurs non retournée".</text:p>
          </table:table-cell>
          <table:table-cell table:style-name="ce8" table:number-columns-repeated="2"/>
          <table:table-cell table:style-name="ce8" office:value-type="string" calcext:value-type="string">
            <text:p>Supprime une Invitation avec en paramètre un String id(Invitation), code de retour -&gt; 200, code erreur -&gt; "Suppression de l'invitation impossible".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7" office:value-type="string" calcext:value-type="string">
            <text:p>String idPartie</text:p>
            <text:p/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oueur</text:p>
          </table:table-cell>
          <table:table-cell table:style-name="ce9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/partie/{id}/joueur</text:p>
          </table:table-cell>
          <table:table-cell table:style-name="ce9" office:value-type="string" calcext:value-type="string">
            <text:p>Retourne la liste des Joueurs avec en paramètre un String id(Partie), code de retour -&gt; 200, code erreur -&gt; "Joueurs non retournés".</text:p>
            <text:p/>
          </table:table-cell>
          <table:table-cell table:style-name="ce8" office:value-type="string" calcext:value-type="string">
            <text:p>Création d'un Joueur avec en paramètres un User user et un Personnage personnage, code de retour -&gt; 201, code erreur -&gt; "Joueur non créé".</text:p>
          </table:table-cell>
          <table:table-cell table:style-name="ce8" table:number-columns-repeated="2"/>
          <table:table-cell/>
          <table:table-cell table:style-name="ce15" office:value-type="string" calcext:value-type="string">
            <text:p>Parti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partie/{id}/joueur/{id}</text:p>
            <text:p> (pas forcément utile)</text:p>
          </table:table-cell>
          <table:table-cell table:style-name="ce9" office:value-type="string" calcext:value-type="string">
            <text:p>Retourne un Joueur avec en paramètres un String id(Partie) et un String id(Joueur), code de retour -&gt; 200, code erreur -&gt; "Joueur non retourné".</text:p>
          </table:table-cell>
          <table:table-cell table:style-name="ce8" table:number-columns-repeated="2"/>
          <table:table-cell table:style-name="ce8" office:value-type="string" calcext:value-type="string">
            <text:p>Supprime un Joueur avec en paramètres un String id(Partie) et un String id(Joueur), code de retour -&gt; 200, code erreur -&gt; "Suppression d'un Joueur impossible".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1" office:value-type="string" calcext:value-type="string">
            <text:p>/partie/{id}/joueur/{id}/carte </text:p>
            <text:p>(pas forcément utile)</text:p>
          </table:table-cell>
          <table:table-cell table:style-name="ce9" office:value-type="string" calcext:value-type="string">
            <text:p>Retourne la liste des Cartes d'un Joueur avec en paramètres un String id(Partie) et un String id(Joueur), code de retour -&gt; 200, code erreur -&gt; "Cartes du joueur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/personnage</text:p>
          </table:table-cell>
          <table:table-cell table:style-name="ce9" office:value-type="string" calcext:value-type="string">
            <text:p>Retourne le Personnage d'un Joueur avec en paramètres un String id(Partie) et un String id(Joueur), code de retour -&gt; 200, code erreur -&gt; "Personnage du joueur non retourné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6" office:value-type="string" calcext:value-type="string">
            <text:p>Position</text:p>
          </table:table-cell>
          <table:table-cell table:style-name="ce9"/>
          <table:table-cell table:style-name="ce8" table:number-columns-repeated="3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" office:value-type="string" calcext:value-type="string">
            <text:p>/partie/{id}/joueur/{id}/lancer</text:p>
          </table:table-cell>
          <table:table-cell table:style-name="ce9" office:value-type="string" calcext:value-type="string">
            <text:p>Retourne le résultat des dés (et potentiellement joue les cartes indices) avec en paramètre un String id(Partie) et un String id(Joueur), code de retour -&gt; 200, code erreur -&gt; "Joueur non retourné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/position</text:p>
          </table:table-cell>
          <table:table-cell table:style-name="ce9" office:value-type="string" calcext:value-type="string">
            <text:p>Retourne la Position d'un Joueur avec en paramètres un String id(Partie) et un String id(Joueur), code de retour -&gt; 200, code erreur -&gt; "Joueurs non retournés".</text:p>
            <text:p/>
          </table:table-cell>
          <table:table-cell table:style-name="ce8"/>
          <table:table-cell table:style-name="ce8" office:value-type="string" calcext:value-type="string">
            <text:p>Mise à jour de la position d'un Joueur avec en paramètres un String id(Partie), un String id(Joueur), un int x et un int y, code de retour -&gt; 200, code erreur -&gt; "Mise à jour de la position impossible".</text:p>
          </table:table-cell>
          <table:table-cell table:style-name="ce8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6" office:value-type="string" calcext:value-type="string">
            <text:p>String i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arte</text:p>
          </table:table-cell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User createur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carte</text:p>
          </table:table-cell>
          <table:table-cell table:style-name="ce9" office:value-type="string" calcext:value-type="string">
            <text:p>Retourne la liste des Cartes, pas de paramètres, code de retour -&gt; 200, code erreur -&gt; "Cartes non retournées".</text:p>
            <text:p/>
          </table:table-cell>
          <table:table-cell table:style-name="ce8" table:number-columns-repeated="3"/>
          <table:table-cell/>
          <table:table-cell table:style-name="ce16" office:value-type="string" calcext:value-type="string">
            <text:p>List&lt;Log&gt; log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7" office:value-type="string" calcext:value-type="string">
            <text:p>Map&lt;String, Joueur&gt; joueurs (String=idUser)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5" office:value-type="string" calcext:value-type="string">
            <text:p>Joueur</text:p>
          </table:table-cell>
          <table:table-cell table:number-columns-repeated="4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User user</text:p>
          </table:table-cell>
          <table:table-cell table:number-columns-repeated="4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Position position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6" office:value-type="string" calcext:value-type="string">
            <text:p>List&lt;Carte&gt; cart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 office:value-type="string" calcext:value-type="string">
            <text:p>Fiche fiche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Personnage personnage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Enum Personnage, TypeCarte, Lieux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8" office:value-type="string" calcext:value-type="string">
            <text:p>Carte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8" office:value-type="string" calcext:value-type="string">
            <text:p>...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TypeCarte typeCarte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5" office:value-type="string" calcext:value-type="string">
            <text:p>Position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...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19"/>
          <table:table-cell table:number-columns-repeated="1014"/>
        </table:table-row>
        <table:table-row table:style-name="ro1">
          <table:table-cell table:number-columns-repeated="6"/>
          <table:table-cell table:style-name="ce14" office:value-type="string" calcext:value-type="string">
            <text:p>Plateau ? qui serait une liste de position ?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RI" style:display-name="PageStyle_U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